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50">
            <text:p>5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.2f</text:p>
          </table:table-cell>
          <table:table-cell office:value-type="string">
            <text:p>0.10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8.0f</text:p>
          </table:table-cell>
          <table:table-cell office:value-type="string">
            <text:p>0.30f</text:p>
          </table:table-cell>
          <table:table-cell office:value-type="string">
            <text:p>0.1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8.0f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3/26/2015</text:date>, <text:time>01:4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6T01:43:35.44</dc:date>
    <dc:creator>Wister </dc:creator>
    <meta:editing-duration>PT7M48S</meta:editing-duration>
    <meta:editing-cycles>12</meta:editing-cycles>
    <meta:document-statistic meta:table-count="1" meta:cell-count="64" meta:object-count="0"/>
  </office:meta>
</office:document-meta>
</file>